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184e"/>
    </style:style>
    <style:style style:name="P2" style:family="paragraph" style:parent-style-name="Standard">
      <style:text-properties officeooo:paragraph-rsid="00063897"/>
    </style:style>
    <style:style style:name="P3" style:family="paragraph" style:parent-style-name="Standard">
      <style:text-properties officeooo:paragraph-rsid="000afc48"/>
    </style:style>
    <style:style style:name="P4" style:family="paragraph" style:parent-style-name="Standard">
      <style:text-properties officeooo:paragraph-rsid="000ced83"/>
    </style:style>
    <style:style style:name="P5" style:family="paragraph" style:parent-style-name="Standard">
      <style:text-properties officeooo:paragraph-rsid="000e31af"/>
    </style:style>
    <style:style style:name="T1" style:family="text">
      <style:text-properties officeooo:rsid="0003184e"/>
    </style:style>
    <style:style style:name="T2" style:family="text">
      <style:text-properties officeooo:rsid="00063897"/>
    </style:style>
    <style:style style:name="T3" style:family="text">
      <style:text-properties officeooo:rsid="0009d1fd"/>
    </style:style>
    <style:style style:name="T4" style:family="text">
      <style:text-properties officeooo:rsid="000afc48"/>
    </style:style>
    <style:style style:name="T5" style:family="text">
      <style:text-properties officeooo:rsid="000ced83"/>
    </style:style>
    <style:style style:name="T6" style:family="text">
      <style:text-properties officeooo:rsid="000e3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y hope is to find a formula computing the entries of the inverse of any nilpotent number.</text:span></text:p>
      <text:p text:style-name="P1"><text:span text:style-name="T1"/></text:p>
      <text:p text:style-name="P2"><text:span text:style-name="T2">Here is the multiplication formula:</text:span></text:p>
      <text:p text:style-name="P1"><text:span text:style-name="T1"/></text:p>
      <text:p text:style-name="P1"><text:span text:style-name="T1"><draw:frame draw:style-name="fr1" draw:name="Object8" text:anchor-type="as-char" svg:y="-0.2228in" svg:width="1.402in" svg:height="0.3154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><text:span text:style-name="T1"/></text:p>
      <text:p text:style-name="P2"><text:span text:style-name="T2">Finding the inverse and inserting it for 'b' in the multiplication formula should give 1 for i=0 and 0 otherwise.</text:span></text:p>
      <text:p text:style-name="P2"><text:span text:style-name="T3"/></text:p>
      <text:p text:style-name="P2"><text:span text:style-name="T3"><draw:frame draw:style-name="fr2" draw:name="Object1" text:anchor-type="as-char" svg:y="-0.1484in" svg:width="0.6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3"/></text:p>
      <text:p text:style-name="P2"><text:span text:style-name="T3"><draw:frame draw:style-name="fr2" draw:name="Object2" text:anchor-type="as-char" svg:y="-0.2228in" svg:width="1.439in" svg:height="0.315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3"/></text:p>
      <text:p text:style-name="P3"><text:span text:style-name="T4">The first term is simple:</text:span></text:p>
      <text:p text:style-name="P3"><text:span text:style-name="T4"/></text:p>
      <text:p text:style-name="P3"><text:span text:style-name="T4"><draw:frame draw:style-name="fr2" draw:name="Object4" text:anchor-type="as-char" svg:y="-0.172in" svg:width="0.5709in" svg:height="0.233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><text:span text:style-name="T3"/></text:p>
      <text:p text:style-name="P3"><text:span text:style-name="T4">The next term </text:span><text:span text:style-name="T5">(2nd)</text:span><text:span text:style-name="T4"> has the equation:</text:span></text:p>
      <text:p text:style-name="P2"><text:span text:style-name="T3"/></text:p>
      <text:p text:style-name="P2"><text:span text:style-name="T3"><draw:frame draw:style-name="fr2" draw:name="Object3" text:anchor-type="as-char" svg:y="-0.1484in" svg:width="1.0138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"><text:span text:style-name="T5">This can be rearranged into:</text:span></text:p>
      <text:p text:style-name="P2"><text:span text:style-name="T3"/></text:p>
      <text:p text:style-name="P2"><text:span text:style-name="T3"><draw:frame draw:style-name="fr2" draw:name="Object5" text:anchor-type="as-char" svg:y="-0.2728in" svg:width="0.9244in" svg:height="0.44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><text:span text:style-name="T3"/></text:p>
      <text:p text:style-name="P4"><text:span text:style-name="T5">The next term (3rd) has the equation:</text:span></text:p>
      <text:p text:style-name="P4"><text:span text:style-name="T5"/></text:p>
      <text:p text:style-name="P4"><text:span text:style-name="T5"><draw:frame draw:style-name="fr2" draw:name="Object6" text:anchor-type="as-char" svg:y="-0.1484in" svg:width="1.4236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<text:line-break/><text:line-break/></text:span><text:span text:style-name="T5"><draw:frame draw:style-name="fr2" draw:name="Object7" text:anchor-type="as-char" svg:y="-0.2728in" svg:width="1.3583in" svg:height="0.446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"><text:span text:style-name="T5"/></text:p>
      <text:p text:style-name="P4"><text:span text:style-name="T5">The next term (4th) has the equation:</text:span></text:p>
      <text:p text:style-name="P4"><text:span text:style-name="T5"/></text:p>
      <text:p text:style-name="P4"><text:span text:style-name="T5"><draw:frame draw:style-name="fr2" draw:name="Object9" text:anchor-type="as-char" svg:y="-0.1484in" svg:width="1.8346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4"><text:span text:style-name="T5"/></text:p>
      <text:p text:style-name="P4"><text:span text:style-name="T5"><draw:frame draw:style-name="fr2" draw:name="Object10" text:anchor-type="as-char" svg:y="-0.2728in" svg:width="1.7953in" svg:height="0.446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"><text:span text:style-name="T5"/></text:p>
      <text:p text:style-name="P5"><text:span text:style-name="T6">In general:</text:span></text:p>
      <text:p text:style-name="P5"><text:span text:style-name="T6"/></text:p>
      <text:p text:style-name="P5"><text:span text:style-name="T6"><draw:frame draw:style-name="fr2" draw:name="Object11" text:anchor-type="as-char" svg:y="-0.3752in" svg:width="1.2898in" svg:height="0.54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2:26:03</meta:creation-date>
    <dc:date>2014-03-09T13:15:19</dc:date>
    <meta:editing-duration>PT45M24S</meta:editing-duration>
    <meta:editing-cycles>10</meta:editing-cycles>
    <meta:generator>LibreOffice/3.6$Linux_X86_64 LibreOffice_project/360m1$Build-2</meta:generator>
    <meta:document-statistic meta:table-count="0" meta:image-count="0" meta:object-count="11" meta:page-count="1" meta:paragraph-count="19" meta:word-count="75" meta:character-count="426" meta:non-whitespace-character-count="347"/>
  </office:meta>
</office:document-meta>
</file>

<file path=Object 1/content.xml><?xml version="1.0" encoding="utf-8"?>
<math xmlns="http://www.w3.org/1998/Math/MathML">
  <semantics>
    <mrow>
      <msub>
        <mi>a</mi>
        <mn>0</mn>
      </msub>
      <mrow>
        <msub>
          <mi>b</mi>
          <mn>0</mn>
        </msub>
        <mo stretchy="false">=</mo>
        <mn>1</mn>
      </mrow>
    </mrow>
    <annotation encoding="StarMath 5.0">a sub 0 b sub 0 = 1</annotation>
  </semantics>
</math>
</file>

<file path=Object 10/content.xml><?xml version="1.0" encoding="utf-8"?>
<math xmlns="http://www.w3.org/1998/Math/MathML">
  <semantics>
    <mrow>
      <mrow>
        <msub>
          <mi>b</mi>
          <mn>3</mn>
        </msub>
        <mo stretchy="false">=</mo>
        <mfrac>
          <mrow>
            <mo stretchy="false">(</mo>
            <mrow>
              <mrow>
                <mo stretchy="false">−</mo>
                <msub>
                  <mi>a</mi>
                  <mn>1</mn>
                </msub>
              </mrow>
              <mrow>
                <msub>
                  <mi>b</mi>
                  <mn>2</mn>
                </msub>
                <mo stretchy="false">−</mo>
                <msub>
                  <mi>a</mi>
                  <mn>2</mn>
                </msub>
              </mrow>
              <mrow>
                <msub>
                  <mi>b</mi>
                  <mn>1</mn>
                </msub>
                <mo stretchy="false">−</mo>
                <msub>
                  <mi>a</mi>
                  <mn>3</mn>
                </msub>
              </mrow>
              <msub>
                <mi>b</mi>
                <mn>0</mn>
              </msub>
            </mrow>
            <mo stretchy="false">)</mo>
          </mrow>
          <msub>
            <mi>a</mi>
            <mn>0</mn>
          </msub>
        </mfrac>
      </mrow>
    </mrow>
    <annotation encoding="StarMath 5.0">b sub 3 = (- a sub 1 b sub 2 - a sub 2 b sub 1 - a sub 3 b sub 0) over a sub 0</annotation>
  </semantics>
</math>
</file>

<file path=Object 11/content.xml><?xml version="1.0" encoding="utf-8"?>
<math xmlns="http://www.w3.org/1998/Math/MathML">
  <semantics>
    <mrow>
      <mrow>
        <msub>
          <mi>b</mi>
          <mi>i</mi>
        </msub>
        <mo stretchy="false">=</mo>
        <mfrac>
          <mrow>
            <mo stretchy="false">−</mo>
            <mrow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i</mi>
                </msubsup>
                <msub>
                  <mi>a</mi>
                  <mi>j</mi>
                </msub>
              </mrow>
              <msub>
                <mi>b</mi>
                <mrow>
                  <mrow>
                    <mi>i</mi>
                    <mo stretchy="false">−</mo>
                    <mi>j</mi>
                  </mrow>
                </mrow>
              </msub>
            </mrow>
          </mrow>
          <msub>
            <mi>a</mi>
            <mn>0</mn>
          </msub>
        </mfrac>
      </mrow>
    </mrow>
    <annotation encoding="StarMath 5.0">b sub i = -{sum sub {j=1} sup i a sub j b sub {i-j}} over a sub 0</annotation>
  </semantics>
</math>
</file>

<file path=Object 2/content.xml><?xml version="1.0" encoding="utf-8"?>
<math xmlns="http://www.w3.org/1998/Math/MathML">
  <semantics>
    <mrow>
      <mrow>
        <msubsup>
          <mo stretchy="false">∑</mo>
          <mrow>
            <mrow>
              <mi>j</mi>
              <mo stretchy="false">=</mo>
              <mn>0</mn>
            </mrow>
          </mrow>
          <mrow>
            <mi>i</mi>
          </mrow>
        </msubsup>
        <msub>
          <mi>a</mi>
          <mi>j</mi>
        </msub>
      </mrow>
      <mrow>
        <msub>
          <mi>b</mi>
          <mrow>
            <mrow>
              <mi>i</mi>
              <mo stretchy="false">−</mo>
              <mi>j</mi>
            </mrow>
          </mrow>
        </msub>
        <mo stretchy="false">=</mo>
        <mn>0</mn>
      </mrow>
      <mi>,</mi>
      <mrow>
        <mi>i</mi>
        <mo stretchy="false">&gt;</mo>
        <mn>0</mn>
      </mrow>
    </mrow>
    <annotation encoding="StarMath 5.0">sum sub {j = 0} sup {i} a sub j b sub {i-j} = 0 , i &gt; 0</annotation>
  </semantics>
</math>
</file>

<file path=Object 3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4/content.xml><?xml version="1.0" encoding="utf-8"?>
<math xmlns="http://www.w3.org/1998/Math/MathML">
  <semantics>
    <mrow>
      <msub>
        <mi>a</mi>
        <mn>0</mn>
      </msub>
      <mrow>
        <msub>
          <mi>b</mi>
          <mn>1</mn>
        </msub>
        <mo stretchy="false">+</mo>
        <msub>
          <mi>a</mi>
          <mn>1</mn>
        </msub>
      </mrow>
      <mrow>
        <msub>
          <mi>b</mi>
          <mn>0</mn>
        </msub>
        <mo stretchy="false">=</mo>
        <mn>0</mn>
      </mrow>
    </mrow>
    <annotation encoding="StarMath 5.0">a sub 0 b sub 1 + a sub 1 b sub 0 = 0</annotation>
  </semantics>
</math>
</file>

<file path=Object 5/content.xml><?xml version="1.0" encoding="utf-8"?>
<math xmlns="http://www.w3.org/1998/Math/MathML">
  <semantics>
    <mrow>
      <mrow>
        <msub>
          <mi>b</mi>
          <mn>0</mn>
        </msub>
        <mo stretchy="false">=</mo>
        <msubsup>
          <mi>a</mi>
          <mn>0</mn>
          <mrow>
            <mo stretchy="false">−</mo>
            <mn>1</mn>
          </mrow>
        </msubsup>
      </mrow>
    </mrow>
    <annotation encoding="StarMath 5.0">b sub 0 = a sub 0 sup -1</annotation>
  </semantics>
</math>
</file>

<file path=Object 6/content.xml><?xml version="1.0" encoding="utf-8"?>
<math xmlns="http://www.w3.org/1998/Math/MathML">
  <semantics>
    <mrow>
      <mrow>
        <msub>
          <mi>b</mi>
          <mn>1</mn>
        </msub>
        <mo stretchy="false">=</mo>
        <mfrac>
          <mrow>
            <mo stretchy="false">(</mo>
            <mrow>
              <mrow>
                <mo stretchy="false">−</mo>
                <msub>
                  <mi>a</mi>
                  <mn>1</mn>
                </msub>
              </mrow>
              <msub>
                <mi>b</mi>
                <mn>0</mn>
              </msub>
            </mrow>
            <mo stretchy="false">)</mo>
          </mrow>
          <msub>
            <mi>a</mi>
            <mn>0</mn>
          </msub>
        </mfrac>
      </mrow>
    </mrow>
    <annotation encoding="StarMath 5.0">b sub 1 = (- a sub 1 b sub 0) over a sub 0</annotation>
  </semantics>
</math>
</file>

<file path=Object 7/content.xml><?xml version="1.0" encoding="utf-8"?>
<math xmlns="http://www.w3.org/1998/Math/MathML">
  <semantics>
    <mrow>
      <msub>
        <mi>a</mi>
        <mn>0</mn>
      </msub>
      <mrow>
        <msub>
          <mi>b</mi>
          <mn>2</mn>
        </msub>
        <mo stretchy="false">+</mo>
        <msub>
          <mi>a</mi>
          <mn>1</mn>
        </msub>
      </mrow>
      <mrow>
        <msub>
          <mi>b</mi>
          <mn>1</mn>
        </msub>
        <mo stretchy="false">+</mo>
        <msub>
          <mi>a</mi>
          <mn>2</mn>
        </msub>
      </mrow>
      <mrow>
        <msub>
          <mi>b</mi>
          <mn>0</mn>
        </msub>
        <mo stretchy="false">=</mo>
        <mn>0</mn>
      </mrow>
    </mrow>
    <annotation encoding="StarMath 5.0">a sub 0 b sub 2 + a sub 1 b sub 1 + a sub 2 b sub 0 = 0</annotation>
  </semantics>
</math>
</file>

<file path=Object 8/content.xml><?xml version="1.0" encoding="utf-8"?>
<math xmlns="http://www.w3.org/1998/Math/MathML">
  <semantics>
    <mrow>
      <mrow>
        <msub>
          <mi>b</mi>
          <mn>2</mn>
        </msub>
        <mo stretchy="false">=</mo>
        <mfrac>
          <mrow>
            <mo stretchy="false">(</mo>
            <mrow>
              <mrow>
                <mo stretchy="false">−</mo>
                <msub>
                  <mi>a</mi>
                  <mn>1</mn>
                </msub>
              </mrow>
              <mrow>
                <msub>
                  <mi>b</mi>
                  <mn>1</mn>
                </msub>
                <mo stretchy="false">−</mo>
                <msub>
                  <mi>a</mi>
                  <mn>2</mn>
                </msub>
              </mrow>
              <msub>
                <mi>b</mi>
                <mn>0</mn>
              </msub>
            </mrow>
            <mo stretchy="false">)</mo>
          </mrow>
          <msub>
            <mi>a</mi>
            <mn>0</mn>
          </msub>
        </mfrac>
      </mrow>
    </mrow>
    <annotation encoding="StarMath 5.0">b sub 2 = (- a sub 1 b sub 1 - a sub 2 b sub 0) over a sub 0</annotation>
  </semantics>
</math>
</file>

<file path=Object 9/content.xml><?xml version="1.0" encoding="utf-8"?>
<math xmlns="http://www.w3.org/1998/Math/MathML">
  <semantics>
    <mrow>
      <msub>
        <mi>a</mi>
        <mn>0</mn>
      </msub>
      <mrow>
        <msub>
          <mi>b</mi>
          <mn>3</mn>
        </msub>
        <mo stretchy="false">+</mo>
        <msub>
          <mi>a</mi>
          <mn>1</mn>
        </msub>
      </mrow>
      <mrow>
        <msub>
          <mi>b</mi>
          <mn>2</mn>
        </msub>
        <mo stretchy="false">+</mo>
        <msub>
          <mi>a</mi>
          <mn>2</mn>
        </msub>
      </mrow>
      <mrow>
        <msub>
          <mi>b</mi>
          <mn>1</mn>
        </msub>
        <mo stretchy="false">+</mo>
        <msub>
          <mi>a</mi>
          <mn>3</mn>
        </msub>
      </mrow>
      <mrow>
        <msub>
          <mi>b</mi>
          <mn>0</mn>
        </msub>
        <mo stretchy="false">=</mo>
        <mn>0</mn>
      </mrow>
    </mrow>
    <annotation encoding="StarMath 5.0">a sub 0 b sub 3 + a sub 1 b sub 2 + a sub 2 b sub 1 + a sub 3 b sub 0 = 0</annotation>
  </semantics>
</math>
</file>